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583in" style:rel-column-width="1524*"/>
    </style:style>
    <style:style style:name="Table1.B" style:family="table-column">
      <style:table-column-properties style:column-width="0.75in" style:rel-column-width="1080*"/>
    </style:style>
    <style:style style:name="Table1.C" style:family="table-column">
      <style:table-column-properties style:column-width="1.1917in" style:rel-column-width="1716*"/>
    </style:style>
    <style:style style:name="Table1.D" style:family="table-column">
      <style:table-column-properties style:column-width="0.8083in" style:rel-column-width="1164*"/>
    </style:style>
    <style:style style:name="Table1.E" style:family="table-column">
      <style:table-column-properties style:column-width="1in" style:rel-column-width="1440*"/>
    </style:style>
    <style:style style:name="Table1.G" style:family="table-column">
      <style:table-column-properties style:column-width="1.1167in" style:rel-column-width="160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fb5fa" officeooo:paragraph-rsid="000fc1fb"/>
    </style:style>
    <style:style style:name="P2" style:family="paragraph" style:parent-style-name="Standard">
      <style:text-properties officeooo:rsid="0012cc80" officeooo:paragraph-rsid="0012cc80"/>
    </style:style>
    <style:style style:name="P3" style:family="paragraph" style:parent-style-name="Standard">
      <style:text-properties officeooo:rsid="000fc1fb" officeooo:paragraph-rsid="000fc1fb"/>
    </style:style>
    <style:style style:name="P4" style:family="paragraph" style:parent-style-name="Standard">
      <style:text-properties officeooo:rsid="0013b8b7" officeooo:paragraph-rsid="00174aac"/>
    </style:style>
    <style:style style:name="P5" style:family="paragraph" style:parent-style-name="Standard">
      <style:text-properties officeooo:rsid="00174aac" officeooo:paragraph-rsid="00174aac"/>
    </style:style>
    <style:style style:name="P6" style:family="paragraph" style:parent-style-name="Standard">
      <style:text-properties officeooo:rsid="00180521" officeooo:paragraph-rsid="00180521"/>
    </style:style>
    <style:style style:name="P7" style:family="paragraph" style:parent-style-name="Standard">
      <style:text-properties officeooo:rsid="00194dcc" officeooo:paragraph-rsid="00194dcc"/>
    </style:style>
    <style:style style:name="P8" style:family="paragraph" style:parent-style-name="Standard">
      <style:text-properties officeooo:rsid="00194dcc" officeooo:paragraph-rsid="002252c6"/>
    </style:style>
    <style:style style:name="P9" style:family="paragraph" style:parent-style-name="Standard">
      <style:text-properties officeooo:rsid="001b6465" officeooo:paragraph-rsid="001b6465"/>
    </style:style>
    <style:style style:name="P10" style:family="paragraph" style:parent-style-name="Standard">
      <style:text-properties officeooo:paragraph-rsid="00194dcc"/>
    </style:style>
    <style:style style:name="P11" style:family="paragraph" style:parent-style-name="Standard">
      <style:text-properties officeooo:rsid="002001c5" officeooo:paragraph-rsid="002001c5"/>
    </style:style>
    <style:style style:name="P12" style:family="paragraph" style:parent-style-name="Standard">
      <style:text-properties officeooo:rsid="0020677d" officeooo:paragraph-rsid="0020677d"/>
    </style:style>
    <style:style style:name="P13" style:family="paragraph" style:parent-style-name="Standard">
      <style:text-properties officeooo:paragraph-rsid="002252c6"/>
    </style:style>
    <style:style style:name="P14" style:family="paragraph" style:parent-style-name="Standard">
      <style:text-properties officeooo:rsid="0024c36f" officeooo:paragraph-rsid="0024c36f"/>
    </style:style>
    <style:style style:name="P15" style:family="paragraph" style:parent-style-name="Standard">
      <style:text-properties officeooo:rsid="00276885" officeooo:paragraph-rsid="00276885"/>
    </style:style>
    <style:style style:name="P16" style:family="paragraph" style:parent-style-name="Subtitle">
      <style:text-properties officeooo:paragraph-rsid="002abc2f"/>
    </style:style>
    <style:style style:name="P17" style:family="paragraph" style:parent-style-name="Text_20_body">
      <style:text-properties officeooo:rsid="002abc2f" officeooo:paragraph-rsid="002abc2f"/>
    </style:style>
    <style:style style:name="P18" style:family="paragraph" style:parent-style-name="Text_20_body">
      <style:text-properties officeooo:rsid="002ae228" officeooo:paragraph-rsid="002ae228"/>
    </style:style>
    <style:style style:name="P19" style:family="paragraph" style:parent-style-name="Text_20_body">
      <style:text-properties officeooo:paragraph-rsid="002ae228"/>
    </style:style>
    <style:style style:name="P20" style:family="paragraph" style:parent-style-name="Text_20_body">
      <style:text-properties officeooo:paragraph-rsid="0040d220"/>
    </style:style>
    <style:style style:name="P21" style:family="paragraph" style:parent-style-name="Text_20_body">
      <style:text-properties officeooo:rsid="002e8f8f" officeooo:paragraph-rsid="002e8f8f"/>
    </style:style>
    <style:style style:name="P22" style:family="paragraph" style:parent-style-name="Text_20_body">
      <style:text-properties officeooo:paragraph-rsid="00486215"/>
    </style:style>
    <style:style style:name="P23" style:family="paragraph" style:parent-style-name="Text_20_body">
      <style:text-properties officeooo:paragraph-rsid="004b790c"/>
    </style:style>
    <style:style style:name="P24" style:family="paragraph" style:parent-style-name="Text_20_body">
      <style:paragraph-properties fo:text-align="center" style:justify-single-word="false"/>
      <style:text-properties officeooo:paragraph-rsid="004b790c"/>
    </style:style>
    <style:style style:name="P25" style:family="paragraph" style:parent-style-name="Text_20_body">
      <style:text-properties officeooo:rsid="004d4d1d" officeooo:paragraph-rsid="004d4d1d"/>
    </style:style>
    <style:style style:name="P26" style:family="paragraph" style:parent-style-name="Heading_20_2">
      <style:text-properties officeooo:rsid="002abc2f" officeooo:paragraph-rsid="002abc2f"/>
    </style:style>
    <style:style style:name="P27" style:family="paragraph" style:parent-style-name="Heading_20_2">
      <style:text-properties officeooo:rsid="002f6716" officeooo:paragraph-rsid="002f6716"/>
    </style:style>
    <style:style style:name="P28" style:family="paragraph" style:parent-style-name="Heading_20_2">
      <style:text-properties officeooo:paragraph-rsid="002f6716"/>
    </style:style>
    <style:style style:name="P29" style:family="paragraph" style:parent-style-name="Heading_20_2">
      <style:text-properties officeooo:paragraph-rsid="004d4d1d"/>
    </style:style>
    <style:style style:name="P30" style:family="paragraph" style:parent-style-name="Table">
      <style:paragraph-properties fo:keep-with-next="always"/>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704a" officeooo:paragraph-rsid="0055704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9667" officeooo:paragraph-rsid="0056966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82d60" officeooo:paragraph-rsid="00582d6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4a4245" officeooo:paragraph-rsid="004b790c"/>
    </style:style>
    <style:style style:name="P36" style:family="paragraph" style:parent-style-name="Text_20_body">
      <style:text-properties officeooo:paragraph-rsid="004b790c"/>
    </style:style>
    <style:style style:name="P37" style:family="paragraph" style:parent-style-name="Text_20_body">
      <style:text-properties officeooo:paragraph-rsid="0040d220"/>
    </style:style>
    <style:style style:name="P38" style:family="paragraph" style:parent-style-name="Text_20_body">
      <style:text-properties officeooo:paragraph-rsid="00535965"/>
    </style:style>
    <style:style style:name="P39" style:family="paragraph" style:parent-style-name="Text_20_body">
      <style:paragraph-properties fo:text-align="center" style:justify-single-word="false"/>
      <style:text-properties officeooo:paragraph-rsid="00535965"/>
    </style:style>
    <style:style style:name="P40" style:family="paragraph" style:parent-style-name="Text_20_body">
      <style:paragraph-properties fo:text-align="start" style:justify-single-word="false"/>
      <style:text-properties officeooo:rsid="00535965" officeooo:paragraph-rsid="00535965"/>
    </style:style>
    <style:style style:name="P41" style:family="paragraph" style:parent-style-name="Text_20_body">
      <style:text-properties officeooo:rsid="00535965" officeooo:paragraph-rsid="00535965"/>
    </style:style>
    <style:style style:name="P42" style:family="paragraph" style:parent-style-name="Text_20_body">
      <style:text-properties officeooo:rsid="00535965" officeooo:paragraph-rsid="00542365"/>
    </style:style>
    <style:style style:name="P43" style:family="paragraph" style:parent-style-name="Text_20_body">
      <style:text-properties officeooo:paragraph-rsid="00542365"/>
    </style:style>
    <style:style style:name="P44" style:family="paragraph" style:parent-style-name="Text_20_body">
      <style:text-properties officeooo:rsid="00569667" officeooo:paragraph-rsid="00569667"/>
    </style:style>
    <style:style style:name="P45" style:family="paragraph" style:parent-style-name="Text_20_body">
      <style:text-properties fo:font-weight="normal" officeooo:rsid="00569667" officeooo:paragraph-rsid="00569667" style:font-weight-asian="normal" style:font-weight-complex="normal"/>
    </style:style>
    <style:style style:name="P46" style:family="paragraph" style:parent-style-name="Text_20_body">
      <style:text-properties officeooo:rsid="00582d60" officeooo:paragraph-rsid="00582d60"/>
    </style:style>
    <style:style style:name="P47" style:family="paragraph">
      <loext:graphic-properties draw:fill="none" draw:fill-color="#ffffff"/>
      <style:paragraph-properties style:writing-mode="lr-tb"/>
      <style:text-properties fo:font-size="12pt"/>
    </style:style>
    <style:style style:name="T1" style:family="text">
      <style:text-properties officeooo:rsid="000fc1fb"/>
    </style:style>
    <style:style style:name="T2" style:family="text">
      <style:text-properties officeooo:rsid="0015589c"/>
    </style:style>
    <style:style style:name="T3" style:family="text">
      <style:text-properties style:text-position="sub 58%" officeooo:rsid="00174aac"/>
    </style:style>
    <style:style style:name="T4" style:family="text">
      <style:text-properties officeooo:rsid="00180521"/>
    </style:style>
    <style:style style:name="T5" style:family="text">
      <style:text-properties officeooo:rsid="00194dcc"/>
    </style:style>
    <style:style style:name="T6" style:family="text">
      <style:text-properties officeooo:rsid="001e5525"/>
    </style:style>
    <style:style style:name="T7" style:family="text">
      <style:text-properties officeooo:rsid="0020677d"/>
    </style:style>
    <style:style style:name="T8" style:family="text">
      <style:text-properties officeooo:rsid="0022d46e"/>
    </style:style>
    <style:style style:name="T9" style:family="text">
      <style:text-properties style:text-position="super 58%"/>
    </style:style>
    <style:style style:name="T10" style:family="text">
      <style:text-properties officeooo:rsid="0026901c"/>
    </style:style>
    <style:style style:name="T11" style:family="text">
      <style:text-properties officeooo:rsid="002abc2f"/>
    </style:style>
    <style:style style:name="T12" style:family="text">
      <style:text-properties officeooo:rsid="002ae228"/>
    </style:style>
    <style:style style:name="T13" style:family="text">
      <style:text-properties officeooo:rsid="002b9da8"/>
    </style:style>
    <style:style style:name="T14" style:family="text">
      <style:text-properties officeooo:rsid="002ca6ad"/>
    </style:style>
    <style:style style:name="T15" style:family="text">
      <style:text-properties style:font-name="Liberation Sans" fo:font-size="18pt" officeooo:rsid="002abc2f" style:font-name-asian="Microsoft YaHei" style:font-size-asian="18pt" style:font-name-complex="Arial" style:font-size-complex="18pt"/>
    </style:style>
    <style:style style:name="T16" style:family="text">
      <style:text-properties style:font-name="Liberation Sans" fo:font-size="18pt" officeooo:rsid="002f6716" style:font-name-asian="Microsoft YaHei" style:font-size-asian="18pt" style:font-name-complex="Arial" style:font-size-complex="18pt"/>
    </style:style>
    <style:style style:name="T17" style:family="text">
      <style:text-properties style:font-name="Liberation Sans" fo:font-size="16.1000003814697pt" fo:font-weight="bold" officeooo:rsid="004d4d1d" style:font-name-asian="Microsoft YaHei" style:font-size-asian="16.1000003814697pt" style:font-weight-asian="bold" style:font-name-complex="Arial" style:font-size-complex="16.1000003814697pt" style:font-weight-complex="bold"/>
    </style:style>
    <style:style style:name="T18" style:family="text">
      <style:text-properties style:font-name="Liberation Sans" fo:font-size="16.1000003814697pt" fo:font-weight="bold" officeooo:rsid="002f6716" style:font-name-asian="Microsoft YaHei" style:font-size-asian="16.1000003814697pt" style:font-weight-asian="bold" style:font-name-complex="Arial" style:font-size-complex="16.1000003814697pt" style:font-weight-complex="bold"/>
    </style:style>
    <style:style style:name="T19" style:family="text">
      <style:text-properties style:font-name="Liberation Sans" fo:font-size="16.1000003814697pt" style:font-name-asian="Microsoft YaHei" style:font-size-asian="16.1000003814697pt" style:font-name-complex="Arial" style:font-size-complex="16.1000003814697pt"/>
    </style:style>
    <style:style style:name="T20" style:family="text">
      <style:text-properties style:font-name="Liberation Sans" fo:font-size="16.1000003814697pt" officeooo:rsid="004d4d1d" style:font-name-asian="Microsoft YaHei" style:font-size-asian="16.1000003814697pt" style:font-name-complex="Arial" style:font-size-complex="16.1000003814697pt"/>
    </style:style>
    <style:style style:name="T21" style:family="text">
      <style:text-properties officeooo:rsid="003131ae"/>
    </style:style>
    <style:style style:name="T22" style:family="text">
      <style:text-properties fo:color="#000000" style:font-name="Liberation Serif" fo:font-size="12pt" fo:font-style="normal" fo:font-weight="normal" style:font-size-asian="12pt" style:font-style-asian="normal" style:font-weight-asian="normal" style:font-size-complex="12pt"/>
    </style:style>
    <style:style style:name="T23" style:family="text">
      <style:text-properties fo:color="#000000" style:font-name="Liberation Serif" fo:font-size="12pt" fo:font-style="normal" fo:font-weight="normal" officeooo:rsid="003131ae" style:font-size-asian="12pt" style:font-style-asian="normal" style:font-weight-asian="normal" style:font-size-complex="12pt"/>
    </style:style>
    <style:style style:name="T24" style:family="text">
      <style:text-properties fo:color="#000000" style:font-name="Liberation Serif" fo:font-size="12pt" fo:font-style="normal" fo:font-weight="normal" officeooo:rsid="00323ecc" style:font-size-asian="12pt" style:font-style-asian="normal" style:font-weight-asian="normal" style:font-size-complex="12pt"/>
    </style:style>
    <style:style style:name="T25" style:family="text">
      <style:text-properties style:font-name="Liberation Serif" officeooo:rsid="003131ae"/>
    </style:style>
    <style:style style:name="T26" style:family="text">
      <style:text-properties officeooo:rsid="00344d56"/>
    </style:style>
    <style:style style:name="T27" style:family="text">
      <style:text-properties officeooo:rsid="0038b34a"/>
    </style:style>
    <style:style style:name="T28" style:family="text">
      <style:text-properties officeooo:rsid="003cfeb9"/>
    </style:style>
    <style:style style:name="T29" style:family="text">
      <style:text-properties officeooo:rsid="003d4b37"/>
    </style:style>
    <style:style style:name="T30" style:family="text">
      <style:text-properties officeooo:rsid="0046901e"/>
    </style:style>
    <style:style style:name="T31" style:family="text">
      <style:text-properties officeooo:rsid="004a4245"/>
    </style:style>
    <style:style style:name="T32" style:family="text">
      <style:text-properties style:text-position="0% 100%" officeooo:rsid="004a7edc"/>
    </style:style>
    <style:style style:name="T33" style:family="text">
      <style:text-properties style:text-position="0% 100%" officeooo:rsid="004b790c"/>
    </style:style>
    <style:style style:name="T34" style:family="text">
      <style:text-properties officeooo:rsid="004d3cfa"/>
    </style:style>
    <style:style style:name="T35" style:family="text">
      <style:text-properties officeooo:rsid="004e3ee0"/>
    </style:style>
    <style:style style:name="T36" style:family="text">
      <style:text-properties officeooo:rsid="002f6716"/>
    </style:style>
    <style:style style:name="T37" style:family="text">
      <style:text-properties officeooo:rsid="0052e9af"/>
    </style:style>
    <style:style style:name="T38" style:family="text">
      <style:text-properties officeooo:rsid="00535965"/>
    </style:style>
    <style:style style:name="T39" style:family="text">
      <style:text-properties officeooo:rsid="0053ab60"/>
    </style:style>
    <style:style style:name="T40" style:family="text">
      <style:text-properties officeooo:rsid="0053d28d"/>
    </style:style>
    <style:style style:name="T41" style:family="text">
      <style:text-properties officeooo:rsid="00542365"/>
    </style:style>
    <style:style style:name="T42" style:family="text">
      <style:text-properties officeooo:rsid="00569667"/>
    </style:style>
    <style:style style:name="T43" style:family="text">
      <style:text-properties officeooo:rsid="00582d60"/>
    </style:style>
    <style:style style:name="T44" style:family="text">
      <style:text-properties officeooo:rsid="00586e0e"/>
    </style:style>
    <style:style style:name="T45" style:family="text">
      <style:text-properties fo:font-size="12pt"/>
    </style:style>
    <style:style style:name="T46" style:family="text">
      <style:text-properties fo:font-size="11pt" style:font-size-asian="11pt" style:font-size-complex="11pt"/>
    </style:style>
    <style:style style:name="T47" style:family="text">
      <style:text-properties style:text-position="-33% 58%" fo:font-size="11pt" style:font-size-asian="11pt" style:font-size-complex="11pt"/>
    </style:style>
    <style:style style:name="T48" style:family="text">
      <style:text-properties style:text-position="0% 100%" fo:font-size="11pt" style:font-size-asian="11pt" style:font-size-complex="11pt"/>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color="#000000" draw:fill="none" draw:fill-color="#ffffff" fo:min-height="5.2339in"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1">Gitter Message Classification with tf-idf Augmented with </text:span><text:span text:style-name="T15">S</text:span><text:span text:style-name="T16">oftware Engineering</text:span><text:span text:style-name="T11"> Semantic Similarity Resources used as Thesauri</text:span></text:p>
      <text:h text:style-name="P26" text:outline-level="2">Problem Statement</text:h>
      <text:p text:style-name="P17"><text:tab/>Imagine a developer b<text:span text:style-name="T26">eginning</text:span> work <text:span text:style-name="T26">within</text:span> an established project or community, or a power-user with an issue, bug-report, or patch to contribute. <text:s/>The user accesses a communication tool for the project/community such as Gitter, Discord, or other similar app <text:span text:style-name="T26">(or even an older channel such as irc or mailing-lists)</text:span> and needs to place their message in the appropriate channel/<text:span text:style-name="T26">forum/list</text:span> to facilitate a more rapid and cordial response, or perhaps t<text:span text:style-name="T26">o ensure</text:span> a message <text:span text:style-name="T26">is not </text:span>lost <text:span text:style-name="T26">within a</text:span> flood of other messages. <text:s/>Unfamiliar with the organization, and perhaps with the development process entirely, a tool to assist the user <text:span text:style-name="T26">in </text:span>determin<text:span text:style-name="T26">ing </text:span>where to post their messages would be useful <text:span text:style-name="T12">(especially when a project is released to the public or many new hires begin work). </text:span><text:s/>Alternatively, suppose the message originates from an automated response tool provided in an application. <text:s/><text:span text:style-name="T12">Instead of depending on the user to correctly select the message category, which relates to concepts they may be completely unfamiliar with and can clutter the user interface with technical jargon, we allow the tool to redirect the message where appropriate on our behalf. <text:s/>Note that this can be more flexible and more user friendly than restricting the types of messages allowed in a wizard type interface, which is popularly used by many modern corporate website’s “contact us” pages.</text:span></text:p>
      <text:p text:style-name="P18"><text:tab/>Th<text:span text:style-name="T26">is</text:span> is the concrete problem statement, which <text:span text:style-name="T26">is </text:span>an instance of the more general problem of document classification. <text:s/>The communication channels are the classes, and the individual text messages are the documents that need to be classified. <text:s/>This is a well studied problem with many solution techniques, many of them <text:span text:style-name="T26">based on </text:span>applying machine learning techniques to the corpus. <text:s/><text:span text:style-name="T26">R</text:span>ecent work also min<text:span text:style-name="T26">es</text:span> semantic information into ontological and/or semantic models to create more information rich models for classification algorithms <text:span text:style-name="T26">to use within calculations or abstract upon (for example word2vec vectors as the elements of matrices/tensors instead of raw data)</text:span>. <text:s/><text:span text:style-name="T13">Applying machine learning still requires significant effort to optimize the models on the part of the programmer implementing the classifier, both in terms of choosing the correct parameters and model variant, but also in computation cost of training the models and deploying them such that the response time is minimized. <text:s/>Creating custom or domain specific ontological/semantic resources is even more complicated, time consuming, and is not a common skill among developers yet (if ever). <text:s/>In fact, many are still graduating without any machine learning or data mining experience at all, as classes on these subjects are not a mandatory part of traditional computer science and engineering degrees. <text:s/>Likewise hardware, framework/api, and operating system support for machine learning models is still a source of much confusion and difficulty for developers not experienced in that area. <text:s text:c="2"/>Matching a solution with an appropriate framework to implement it efficiently and picking a hardware and operating system combination that is easy to use and maintainable, is still a hurdle in and of itself. <text:s/>This is evinced by the TVM compiler and other similar projects attempting to abstract away these issues.</text:span></text:p>
      <text:p text:style-name="P19"><text:tab/><text:span text:style-name="T14">Also note that despite these difficulties, many developers still leverage machine learning in their applications with relatively little effort by making use of pre-trained models and semantic/ontological </text:span><text:soft-page-break/><text:span text:style-name="T14">resources such as various word2vec binaries available to the public (notably Google’s trained word2vec model). <text:s/>With such tools information in a given domain can be leveraged without manually mining it, and work can be dedicated to just the application being developed. <text:s/>Much more mundane/traditional computer science tasks (such as natural language processing) can be accomplished by the application developer leaving the data science to experts in that field.</text:span></text:p>
      <text:p text:style-name="P21"><text:tab/>Thus, it is clearly worthwhile to investigate leveraging a pre-trained semantic resources in the software engineering domain to develop a classification algorithm that solves our original problem statement. <text:s/>In fact, if done correctly it should be possible to create an application that just needs labeled data for a particular instance of the problem (a project wishing to apply our tool), a copy of whatever semantic resource they wish to leverage, and a trivial amount of scripting and/or adapter code. <text:s/>No time consuming training phase/process required, minimal parameter tweaking, and minimal to no tweaking of the code-base itself upon deployment.</text:p>
      <text:p text:style-name="P18"><text:tab/>In addition to this, we will restrict ourselves from creating new machine learning models for three primary reasons: 1) To explore how much is possible using just pre-trained resources, thereby exploring what can be accomplished by someone with no machine learning experience (like the author of this paper) with just semantic resources and more traditional methods. <text:s/>2) As will be explained shortly, this project is an offshoot of an earlier project that explored various machine learning techniques to the problem statement. <text:s/>This project is, in part, an exploration of non machine learning approaches for comparison. <text:s/>If a given resource has a significant impact it may then be later combined with the more successful machine learning approaches. <text:s/>3) We are attempted to create a moderately fast, drop-in tool, that requires little-to-no optimization/tweaking, and needs no special hardware or frameworks installed. <text:s text:c="2"/>To the best of our knowledge, the only ML method usable like this are naive, and they have already been attempted in the previous project.</text:p>
      <text:p text:style-name="P19"><text:tab/><text:span text:style-name="T27">The rest of this paper will show that our attempted algorithm is rather naive, however it beats the naive ML results shown in the original project. <text:s/>Introducing a thesaurus using word partitioning only has a sub 1% improvement on the original tf-idf algorithm. <text:s/>However, that may be improved if several optimizations are disabled, though we doubt this is the case and it is not worth testing due to the <text:s/>extreme time cost of testing the algorithm on our hardware over the training data set (8+ hours per variable configuration). <text:s/>This is not to say the algorithm without optimizations is itself unwieldy slow, clocking in at less than a second per message.</text:span></text:p>
      <text:h text:style-name="P27" text:outline-level="2">Solution <text:span text:style-name="T28">Architecture and Classification </text:span>Algorithm</text:h>
      <text:p text:style-name="P20"><text:tab/><text:span text:style-name="T29">The overall architecture of our solution is relatively simple. <text:s/>Labeled data is input to a generate_frequencies function, outputting term and document frequencies dictionaries. <text:s/>These are used to generate a tf-idf functor, and we somewhat inaccurately refer to the steps up to this point as “training the model”. <text:s text:c="2"/>We then input this tf-idf functor, an optional similarity strategy method to query a semantic resource, and a new message to classify into our classification algorithm.</text:span></text:p>
      <text:p text:style-name="P20"><text:span text:style-name="T29"><text:tab/>The labeled data must be iterable and each item must appear to be a dictionary with keys “Category” (the classification) and “message” (body/text of the document). <text:s/>In our main application we loaded from a CSV file via python’s “csv.DictReader” class. <text:s/>Output is a pair of dictionaries: Term </text:span><text:soft-page-break/><text:span text:style-name="T29">Frequencies, the number of times a term appears across the entire corpus, and Document Frequencies, containing one dictionary per category in turn holding the number of documents within a category that contain the given term.</text:span></text:p>
      <text:p text:style-name="P20"><text:span text:style-name="T29"><text:tab/>In both dictionaries the input is normalized. <text:s/>The following process is used: First, stripping whitespace and lowercasing the text. <text:s/>Second, we tokenize with NLTK’s word_tokenize. <text:s/>We then take the resulting list of tokens and segment each one with the python “wordsegment” library. <text:s/>By segmenting we mean to take a word such as “AdapterController” and separate it into the words “Adapter” and “Controller”. <text:s/>We gather the original tokens and any segments discovered into a list, then remove (english) stopwords and tokens containing no alphabetic characters. <text:s/>We complete normalization by stemming with the Porter Stemmer found in the NTLK library. <text:s/>Note that, in the classification algorithm, when a non-stemmed semantic resource is used, stemming is deferred until after looking up similar words.</text:span></text:p>
      <text:p text:style-name="P22"><draw:frame draw:style-name="fr3" draw:name="Object1" text:anchor-type="paragraph" svg:width="7.3547in" svg:height="3.139in" draw:z-index="0"><draw:object xlink:href="../architecture.odg" xlink:type="simple" xlink:show="embed" xlink:actuate="onLoad"/><draw:image xlink:href="./ObjectReplacements/Object 1" xlink:type="simple" xlink:show="embed" xlink:actuate="onLoad"/></draw:frame><text:tab/><text:span text:style-name="T30">In this project a semantic resource is any resource that can be used to produce a list of words similar to an input word. <text:s/>Preferably said resource should support a similarity score for each returned word with a range of 0 to 1.0 (percentage stored as floating point). <text:s/>Also, it should preferably support requesting between 1 to 10 matches. <text:s/>Using these features an adapter class can be written for querying the resource. <text:s/>We used two such resources: SEWordSim, an sqlite3 database queried with embedded sql, and Word2vecSE a pre-compiled word2vec binary loaded and queried with the gensim api.</text:span></text:p>
      <text:p text:style-name="P23"><text:tab/><text:span text:style-name="T31">The classify algorithm itself is basically a pipeline, firstly normalizing the input string “message”. <text:s/>Then, occurrences of each word w in the original message are counted and stored in a dictionary with w</text:span><text:span text:style-name="T32"> as the key</text:span><text:span text:style-name="T31">. <text:s/>These counts, count(w)</text:span><text:span text:style-name="T33">,</text:span><text:span text:style-name="T31"> are used in the formula at the end of processing. <text:s text:c="2"/>Next, similar words to w are queried, sim(w</text:span><text:span text:style-name="T33">),</text:span><text:span text:style-name="T31"> and stored alongside the counts. <text:s/>Then a relatively simple formula is run for each class:</text:span></text:p>
      <text:p text:style-name="P24"><draw:frame draw:style-name="fr2" draw:name="Object2" text:anchor-type="as-char" svg:y="-0.1874in" svg:width="3.4535in" svg:height="0.3736in" draw:z-index="2"><draw:object xlink:href="./Object 2" xlink:type="simple" xlink:show="embed" xlink:actuate="onLoad"/><draw:image xlink:href="./ObjectReplacements/Object 2" xlink:type="simple" xlink:show="embed" xlink:actuate="onLoad"/></draw:frame></text:p>
      <text:p text:style-name="P35"><text:soft-page-break/><text:tab/>The class with the highest score is selected as the class for the message. <text:s/>If the highest score is 0 then None is selected as the class to indicate that no class was even remotely close to matching.</text:p>
      <text:p text:style-name="P23"><text:tab/><text:span text:style-name="T34">The similarity query is parameterized with minimum_similarity_percentage, where a word must be sufficiently similar to the input token to be considered, and num_similar the maximum number terms to retrieve. <text:s/>We assume they are within the bounds mentioned earlier. <text:s/>These parameters are provided to the similarity query function via classify’s parameter list.</text:span></text:p>
      <text:p text:style-name="P23"><text:tab/><text:span text:style-name="T34">The remaining parameters to classify are also largely self-explanatory. <text:s/>The tf-idf functor (which contains the “model” trained earlier and a list of valid classes), the incoming message to classify, and an optional similarity lookup function. <text:s/>When it has the value “None” then no similarity queries are run.</text:span></text:p>
      <text:p text:style-name="P23"/>
      <text:p text:style-name="P23"><draw:frame text:anchor-type="paragraph" draw:z-index="1" draw:name="Shape1" draw:style-name="gr1" draw:text-style-name="P47" svg:width="6.1524in" svg:height="5.2343in" svg:x="0.1598in" svg:y="-0.0902in"><draw:text-box><text:p><text:span text:style-name="T45">F</text:span><text:span text:style-name="T46">unction classify(tf-idf : functor, message : string, sim_func=None : <text:s/>function,</text:span></text:p><text:p><text:span text:style-name="T46"><text:s text:c="28"/></text:span><text:span text:style-name="T46">num_similar=1 : int, min_similarity_percentage=0.3 : float)</text:span></text:p><text:p><text:span text:style-name="T46">Returns (classification : string or None, tf-idf score : float)</text:span></text:p><text:p><text:span text:style-name="T46">Begin</text:span></text:p><text:p><text:span text:style-name="T46"><text:tab/></text:span><text:span text:style-name="T46">words ← word_tokenize(lowercase(strip(message)))</text:span></text:p><text:p><text:span text:style-name="T46"><text:tab/></text:span><text:span text:style-name="T46">segmented_words ← for each word in words: keep original word and any new segments</text:span></text:p><text:p><text:span text:style-name="T46"><text:tab/></text:span><text:span text:style-name="T46">filtered ← segmented_words excluding stopwords and tokens without alphabetic characters</text:span></text:p><text:p><text:span text:style-name="T46"><text:tab/></text:span></text:p><text:p><text:span text:style-name="T46"><text:tab/></text:span><text:span text:style-name="T46">substitutions = new dictionary key=word, value={count(word), sim(word)}</text:span></text:p><text:p><text:span text:style-name="T46"><text:tab/></text:span><text:span text:style-name="T46">for word in filtered</text:span></text:p><text:p><text:span text:style-name="T46"><text:tab/></text:span><text:span text:style-name="T46">Begin</text:span></text:p><text:p><text:span text:style-name="T46"><text:tab/></text:span><text:span text:style-name="T46"><text:tab/></text:span><text:span text:style-name="T46">sim_words ← new list of string initialized with stem(wd)</text:span></text:p><text:p><text:span text:style-name="T46"><text:tab/></text:span><text:span text:style-name="T46"><text:tab/></text:span><text:span text:style-name="T46">If sim_func is not None, num_similar &gt; 0 and word is alphanumeric</text:span></text:p><text:p><text:span text:style-name="T46"><text:tab/></text:span><text:span text:style-name="T46"><text:tab/></text:span><text:span text:style-name="T46">Begin</text:span></text:p><text:p><text:span text:style-name="T46"><text:tab/></text:span><text:span text:style-name="T46"><text:tab/></text:span><text:span text:style-name="T46"><text:tab/></text:span><text:span text:style-name="T46">lookup ← If database is stemmed sim_words[0], else word</text:span></text:p><text:p><text:span text:style-name="T46"><text:tab/></text:span><text:span text:style-name="T46"><text:tab/></text:span><text:span text:style-name="T46"><text:tab/></text:span><text:span text:style-name="T46">result ← sim_func(lookup, num_similar, min_similarity)</text:span></text:p><text:p><text:span text:style-name="T46"><text:tab/></text:span><text:span text:style-name="T46"><text:tab/></text:span><text:span text:style-name="T46"><text:tab/></text:span><text:span text:style-name="T46">If result is not an empty list</text:span></text:p><text:p><text:span text:style-name="T46"><text:tab/></text:span><text:span text:style-name="T46"><text:tab/></text:span><text:span text:style-name="T46"><text:tab/></text:span><text:span text:style-name="T46"><text:tab/></text:span><text:span text:style-name="T46">Add each stemmed result to sim_words, ignore duplicates</text:span></text:p><text:p><text:span text:style-name="T46"><text:tab/></text:span><text:span text:style-name="T46"><text:tab/></text:span><text:span text:style-name="T46">End</text:span></text:p><text:p><text:span text:style-name="T46"/></text:p><text:p><text:span text:style-name="T46"><text:tab/></text:span><text:span text:style-name="T46"><text:tab/></text:span><text:span text:style-name="T46">Increment count(word)</text:span></text:p><text:p><text:span text:style-name="T46"><text:tab/></text:span><text:span text:style-name="T46"><text:tab/></text:span><text:span text:style-name="T46">If word is a new key in substitutions</text:span></text:p><text:p><text:span text:style-name="T46"><text:tab/></text:span><text:span text:style-name="T46"><text:tab/></text:span><text:span text:style-name="T46"><text:tab/></text:span><text:span text:style-name="T46">sim(word) ←sim_words</text:span></text:p><text:p><text:span text:style-name="T46"><text:tab/></text:span><text:span text:style-name="T46">End</text:span></text:p><text:p><text:span text:style-name="T46"><text:tab/></text:span></text:p><text:p><text:span text:style-name="T46"><text:tab/></text:span><text:span text:style-name="T46">For class in valid classes: calculate score</text:span><text:span text:style-name="T47">class</text:span></text:p><text:p><text:span text:style-name="T47"><text:tab/></text:span><text:span text:style-name="T48">max_class = class with max score, or None if max score is 0</text:span></text:p><text:p><text:span text:style-name="T47"><text:tab/></text:span><text:span text:style-name="T48">Return (max_class, score</text:span><text:span text:style-name="T47">max_class</text:span><text:span text:style-name="T48">)</text:span></text:p><text:p><text:span text:style-name="T46">End</text:span><text:span text:style-name="T45"><text:tab/></text:span></text:p></draw:text-box></draw:frame></text:p>
      <text:p text:style-name="P38"><text:tab/><text:span text:style-name="T37">The remaining core code yet to be explained is our tf-idf implementation. <text:s/>We use a very simple <text:s/>variant:</text:span></text:p>
      <text:p text:style-name="P39"><text:span text:style-name="T37"><draw:frame draw:style-name="fr1" draw:name="Object3" text:anchor-type="as-char" svg:y="-0.2646in" svg:width="4.2484in" svg:height="0.4339in" draw:z-index="3"><draw:object xlink:href="./Object 3" xlink:type="simple" xlink:show="embed" xlink:actuate="onLoad"/><draw:image xlink:href="./ObjectReplacements/Object 3" xlink:type="simple" xlink:show="embed" xlink:actuate="onLoad"/></draw:frame></text:span></text:p>
      <text:p text:style-name="P40"><text:soft-page-break/>Where term-frequency and doc-frequency for the given word are retrieved from the previously described “model”.</text:p>
      <text:h text:style-name="P28" text:outline-level="2"><text:span text:style-name="T36">Results</text:span></text:h>
      <text:p text:style-name="P41"><text:tab/>We will now see that the thesaurus technique described above, where we use a semantic resource to retrieve similar words, has a very small but positive effect on the classification accuracy. <text:s/>We used a short testing program that loaded our training data and desired semantic resource then <text:span text:style-name="T39">in a loop </text:span>varied several of the <text:span text:style-name="T39">parameters and printed the accuracy of the classification given those parameters. <text:s/>We performed a rough pass skipping several values at a time. <text:s/>Then for the setting that yielded the highest accuracy we performed a second fine pass. <text:s/>Taking the row before and the row after the peak row we explored every possible integral value combination in that range (excepting the filter threshold parameter which proved useless).</text:span></text:p>
      <text:p text:style-name="P42"><text:tab/><text:span text:style-name="T40">These parameters were as follows. <text:s/>Note, in both percentage parameters we only consider whole number percentages. <text:s/>Our experiment results suggested that our parameters were not that sensitive. </text:span></text:p>
      <text:p text:style-name="P42"><text:span text:style-name="T40"><text:tab/>1) Filter threshold, which is minimum term frequency for a word to be kept in the model. <text:s/><text:tab/> <text:s text:c="3"/>Varied between 0% and 100%. <text:s/>Not included here as 0% was always optimum.</text:span></text:p>
      <text:p text:style-name="P42"><text:span text:style-name="T40"><text:tab/>2) number of similar words queried, varied between 0 and 10.</text:span></text:p>
      <text:p text:style-name="P42"><text:span text:style-name="T40"><text:tab/>3) Minimum similarity percentage, varied between 0% and 100%</text:span></text:p>
      <text:p text:style-name="P42"><text:tab/><text:span text:style-name="T41">In addition to these parameters and our two semantic resources, we also experimented with enabling and disabling the segmentation step within classify. <text:s/>Since we already had several parameters and we did not think anybody would want to select the inferior option once it was determined we did not provide a parameter for this. <text:s/>Instead the code must be manually edited. <text:s/>&lt;TODO, perhaps add this as parameter anyway and rewrite this paragraph&gt;</text:span></text:p>
      <text:p text:style-name="P44">&lt;TODO, run missing sections and rerun filled sections, data in experiments file missing segment vs unsegmented label. <text:s/><text:span text:style-name="T43">Also a couple experiments missing, must have had save failure at last exit</text:span>&gt;</text:p>
      <text:p text:style-name="P46">&lt;TODO, get average time per parameter configuration (or should it be by resource+segmentation?) by counting total number of items classified and dividing time elapsed by that number&gt;</text:p>
      <text:p text:style-name="P30">Table <text:sequence text:ref-name="refTable0" text:name="Table" text:formula="ooow:Table+1" style:num-format="1">1</text:sequence>: Optimal Accuracy and Parameters for Each Tested Resource</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32">Resource</text:p>
          </table:table-cell>
          <table:table-cell table:style-name="Table1.A1" office:value-type="string">
            <text:p text:style-name="P32">Segment?</text:p>
          </table:table-cell>
          <table:table-cell table:style-name="Table1.A1" office:value-type="string">
            <text:p text:style-name="P32">Accuracy</text:p>
          </table:table-cell>
          <table:table-cell table:style-name="Table1.A1" office:value-type="string">
            <text:p text:style-name="P32">Zeros %</text:p>
          </table:table-cell>
          <table:table-cell table:style-name="Table1.A1" office:value-type="string">
            <text:p text:style-name="P32">Average Score</text:p>
          </table:table-cell>
          <table:table-cell table:style-name="Table1.A1" office:value-type="string">
            <text:p text:style-name="P32">Number</text:p>
            <text:p text:style-name="P32">Similar</text:p>
          </table:table-cell>
          <table:table-cell table:style-name="Table1.G1" office:value-type="string">
            <text:p text:style-name="P32">Min</text:p>
            <text:p text:style-name="P32">Similarity %</text:p>
          </table:table-cell>
        </table:table-row>
        <table:table-row>
          <table:table-cell table:style-name="Table1.A2" table:number-rows-spanned="2" office:value-type="string">
            <text:p text:style-name="P32">SEWordSim Databse</text:p>
          </table:table-cell>
          <table:table-cell table:style-name="Table1.A2" office:value-type="string">
            <text:p text:style-name="P32">Yes</text:p>
          </table:table-cell>
          <table:table-cell table:style-name="Table1.A2" office:value-type="string">
            <text:p text:style-name="P33">53.96%</text:p>
          </table:table-cell>
          <table:table-cell table:style-name="Table1.A2" office:value-type="string">
            <text:p text:style-name="P33">2.19</text:p>
          </table:table-cell>
          <table:table-cell table:style-name="Table1.A2" office:value-type="string">
            <text:p text:style-name="P33">191.69</text:p>
          </table:table-cell>
          <table:table-cell table:style-name="Table1.A2" office:value-type="string">
            <text:p text:style-name="P33">1</text:p>
          </table:table-cell>
          <table:table-cell table:style-name="Table1.G2" office:value-type="string">
            <text:p text:style-name="P33">0</text:p>
          </table:table-cell>
        </table:table-row>
        <table:table-row>
          <table:covered-table-cell/>
          <table:table-cell table:style-name="Table1.A2" office:value-type="string">
            <text:p text:style-name="P32">No</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1"/>
          </table:table-cell>
        </table:table-row>
        <table:table-row>
          <table:table-cell table:style-name="Table1.A2" table:number-rows-spanned="2" office:value-type="string">
            <text:p text:style-name="P32">Word2VecSE</text:p>
          </table:table-cell>
          <table:table-cell table:style-name="Table1.A2" office:value-type="string">
            <text:p text:style-name="P32">Yes</text:p>
          </table:table-cell>
          <table:table-cell table:style-name="Table1.A2" office:value-type="string">
            <text:p text:style-name="P33">54.42%</text:p>
          </table:table-cell>
          <table:table-cell table:style-name="Table1.A2" office:value-type="string">
            <text:p text:style-name="P33">2.19</text:p>
          </table:table-cell>
          <table:table-cell table:style-name="Table1.A2" office:value-type="string">
            <text:p text:style-name="P33">185.63</text:p>
          </table:table-cell>
          <table:table-cell table:style-name="Table1.A2" office:value-type="string">
            <text:p text:style-name="P33">3</text:p>
          </table:table-cell>
          <table:table-cell table:style-name="Table1.G2" office:value-type="string">
            <text:p text:style-name="P33">80</text:p>
          </table:table-cell>
        </table:table-row>
        <table:table-row>
          <table:covered-table-cell/>
          <table:table-cell table:style-name="Table1.A2" office:value-type="string">
            <text:p text:style-name="P32">No</text:p>
          </table:table-cell>
          <table:table-cell table:style-name="Table1.A2" office:value-type="string">
            <text:p text:style-name="P33">54.43%</text:p>
          </table:table-cell>
          <table:table-cell table:style-name="Table1.A2" office:value-type="string">
            <text:p text:style-name="P33">2.19</text:p>
          </table:table-cell>
          <table:table-cell table:style-name="Table1.A2" office:value-type="string">
            <text:p text:style-name="P33">184.81</text:p>
          </table:table-cell>
          <table:table-cell table:style-name="Table1.A2" office:value-type="string">
            <text:p text:style-name="P33">3</text:p>
          </table:table-cell>
          <table:table-cell table:style-name="Table1.G2" office:value-type="string">
            <text:p text:style-name="P33">82</text:p>
          </table:table-cell>
        </table:table-row>
        <table:table-row>
          <table:table-cell table:style-name="Table1.A2" table:number-rows-spanned="2" office:value-type="string">
            <text:p text:style-name="P32">None</text:p>
          </table:table-cell>
          <table:table-cell table:style-name="Table1.A2" office:value-type="string">
            <text:p text:style-name="P33">Yes</text:p>
          </table:table-cell>
          <table:table-cell table:style-name="Table1.A2" office:value-type="string">
            <text:p text:style-name="P33">53.30%</text:p>
          </table:table-cell>
          <table:table-cell table:style-name="Table1.A2" office:value-type="string">
            <text:p text:style-name="P34">2.19</text:p>
          </table:table-cell>
          <table:table-cell table:style-name="Table1.A2" office:value-type="string">
            <text:p text:style-name="P34">184.68</text:p>
          </table:table-cell>
          <table:table-cell table:style-name="Table1.A2" office:value-type="string">
            <text:p text:style-name="P34">1</text:p>
          </table:table-cell>
          <table:table-cell table:style-name="Table1.G2" office:value-type="string">
            <text:p text:style-name="P34">0</text:p>
          </table:table-cell>
        </table:table-row>
        <table:table-row>
          <table:covered-table-cell/>
          <table:table-cell table:style-name="Table1.A2" office:value-type="string">
            <text:p text:style-name="P33">No</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1"/>
          </table:table-cell>
        </table:table-row>
      </table:table>
      <text:p text:style-name="P42"><text:soft-page-break/></text:p>
      <text:p text:style-name="P43"><text:span text:style-name="T38"><text:tab/>As can be readily seen, our semantic resources only boosted accuracy by a maximum of 0.36% over our raw tf-idf. <text:s/>This is still a minor improvement over un-optimized machine learning models &lt;TODO look up exact number and cite previous paper&gt;. <text:s/>This is expected for the first semantic resource which, as will be explained in the development process section, is of rather poor quality. <text:s/>Word2VecSE is surprisingly ineffective, however with this resource the min similarity parameter began to have a noticeable impact on the final result. <text:s/>Before we used this resource min similarity had no noticeable effect and num similar was responsible for variations in result accuracy. <text:s/>We suspect part of this is due to bugs removed when Word2VecSE support was added. <text:s/>Also even with bugs, scans varying this parameter by 25 percentage points should have produced some amount of change.</text:span></text:p>
      <text:p text:style-name="P43"><text:tab/><text:span text:style-name="T44">In a similar vein, the filter threshold parameter in every single test performed had an inverse correlation with accuracy. <text:s/>Best results were always found when it was set to 0, so we stopped experimenting with the value due to overwhelming evidence that doing so was only a waste of time and computing power.</text:span></text:p>
      <text:h text:style-name="P27" text:outline-level="2">Development Process <text:span text:style-name="T42">&lt;TODO Rewrite this section&gt;</text:span></text:h>
      <text:p text:style-name="P1">This project builds upon a previous project completed by Sonia Haiduc and one of her PhD. students during a previous semester. <text:s/>In that project, messages collected from a various public Gitter discussion groups associated with software projects were classified with various machine learning models, both naive and optimized. <text:s/>Accuracy was measured against manual labeling of the data into several categories such as “Dev-ops” (development work), “Team Collaboration” (scheduling meetings and similar work), and “Communication” (sharing web resources, etc.). <text:s/>This code was intended to be used in a Gitter plugin that helps new users post their messages into the correct channel so as to receive quick/effective help and minimize disruption. <text:s/>Max accuracy obtained after extensive experimentation and optimization was 88%. <text:s/><text:span text:style-name="T1">The model thus must be efficient, accurate, and code should preferably support reapplication to new environments and document classes with minimal reconfiguration and optimization.</text:span></text:p>
      <text:p text:style-name="P1"/>
      <text:p text:style-name="P1">In this project we explore the possibility of augmenting <text:span text:style-name="T1">such</text:span> classification models <text:span text:style-name="T1">with third party specific semantic models, in particular software engineering domain specific models mined from software engineering / computer science documents (primarily stack overflow). <text:s/>To aid in experimentation we aimed to use methods that were pure Natural Language Processing (NLP) based, in particular using vector space models (VSM). Then when the models were understood, tested, and shown to have minimal overhead, we planned to explore applying them to machine learning based models. <text:s/>Also, we could explore if efficient and accurate models could be made without the high overhead of machine learning, provided we first had good semantic models.</text:span></text:p>
      <text:p text:style-name="P1"/>
      <text:p text:style-name="P3">To begin with we brainstormed several algorithms based on knowledge graphs, in particular utilizing the Google Knowledge Graph api. <text:s/>We aimed to have a word similarity score for words by how many “hops” away from a software engineering / computer science term a word was or from each other. <text:s/>However the publicly accessible data was not usable with any of our ideas. <text:s/>In particular the only really useful information for classification purposes was the “type” field, which refers to the Schema.org type of the entity which are very broad and general (not applicable to software engineering domain). <text:s/>Also, queries with the api are very slows. <text:s/>So quick research was done to find alternatives. <text:s/>We considered Schema.org, Computer Science Ontology (CSO), Software Ontology (SWO), DBPEDIA, and other <text:soft-page-break/>knowledge graphs like Freebase and Yago. <text:s/>Most either had the same types issue, had a dearth of useful terms (for example SWO only had a handful of entries on Java related technologies), or weren’t really applicable (CSO is a database of research topics, not semantic information of SE/CS terms).</text:p>
      <text:p text:style-name="P1"/>
      <text:p text:style-name="P2">During this first week of searching we also discovered several papers on mining domain specific ontologies and knowledge graphs from document sets. <text:s/>Including the ability to use knowledge graphs / ontologies directly as the input to machine learning algorithms. <text:s/>However, all of these required significant work to <text:span text:style-name="T2">create new semantic resources to</text:span> apply to our project, while our goal was to utilize existing semantic resources.</text:p>
      <text:p text:style-name="P2"/>
      <text:p text:style-name="P4">We decided to experiment with using a thesaurus technique to augment a basic tf-idf classifier <text:span text:style-name="T2">implemented in python with nltk</text:span>. <text:s/>To accomplish this professor Haiduc provided an alternative to google knowledge graph, SEWordSim. <text:s/>SEWordSim is a database of word similarity scores between pairs of words, where the score was mined from StackOverflow in 2014. <text:s text:c="2"/><text:span text:style-name="T2">We performed basic text cleanup (strip leading/trailing whitespace, make lowercase), then applied nltk’s word_tokenizer, removed stop words and words without any alphanumeric characters, followed by porter stemming each remaining word. <text:s/>Later experiments also included “segmenting” the tokenized words, where both the original and the segments are included in all the following steps. <text:s/>Incidentally all the words in the SEWordSim database were porter-stemmed. <text:s/>We used the following variant of the tf-idf formula: term_frequency * (1/doc_frequency), where term_frequency refers to how many times a word appears in a class, and doc_frequency refers to how many occurrences of the word appeared in the training data.</text:span></text:p>
      <text:p text:style-name="P4"/>
      <text:p text:style-name="P4"><text:span text:style-name="T2">A “model” was trained on labeled data (counting doc and term frequencies) and the above formula was used on input documents also cleaned, filtered, and stemmed. <text:s/>Each occurrence of a word w in each message was counted, and a score was calculated for each class. <text:s/>Score</text:span><text:span text:style-name="T3">class</text:span><text:span text:style-name="T2"> = sum w in Doc count(w)*tf-idf(w, class). <text:s/>The class with the highest score, greater than 0, was picked as the proper classification.</text:span></text:p>
      <text:p text:style-name="P4"/>
      <text:p text:style-name="P5">We augmented this with a thesaurus by, <text:span text:style-name="T4">for each word w in the doc after cleaning,</text:span> querying the most similar words <text:span text:style-name="T4">to w, and placing them and w in a new list of words. <text:s/>The score function is run as before, but each looked up “synonym” shares the count of the original word.</text:span></text:p>
      <text:p text:style-name="P5"/>
      <text:p text:style-name="P6">We experimented with the values for the following parameters of the model creation and querying: “filter threshold” where words must appear in a class a minimum percentage of all messages to be considered part of the model, “num similar terms” the max number of terms requested from the database (the most similar n words), and “min similarity percentage” the minimum similarity allowed for a matched word. <text:s/>Numerous trial runs over these variables, along with numerous tweaks, most notably adding the <text:span text:style-name="T5">segmentation code, revealed that none of the variables seemed to have any effect on the algorithm except “filter threshold”. <text:s/>The lower the value, the better the accuracy, with a peak of 53.91%, and dropping to 53.84% with segmentation. <text:s/>The minimum percentage of documents with a score of 0 for all classes was 2.19% coinciding with the peak accuracy. <text:s/>All experiments with every other variable had no effect. <text:s/>Also, enabling both segmentation and database querying made each experiment cycle much slower, with classifying 11,000 documents taking between 5 to 15 minutes depending on the parameters. <text:s/>This is despite each query only taking ~24ms.</text:span></text:p>
      <text:p text:style-name="P6"/>
      <text:p text:style-name="P8">This of course raised the question of why the parameters had and no effect, and segmentation a mild detrimental effect. <text:s/>Running the experiment with both the database queries and segmentation disabled yielded peak accuracy, proving the parameters had no effect. <text:s/>Likewise, accuracy only increased when filter_threshold was lowered and data cleaning code bugs were found and fixed.</text:p>
      <text:p text:style-name="P13"><text:soft-page-break/></text:p>
      <text:p text:style-name="P13"><text:span text:style-name="T5">Exploring the data in the database manually and sorting by highest to lowest similarity revealed the shocking fact that many of the entries were mostly garbage, and that the “similarity” did not strictly refer to synonyms. <text:s/>Antonyms and higher correlate but unrelated words (such as given names) were also given high similarity scores. <text:s/>A few good examples, “Harper” and “Penguin” have a 0.73 similarity score, clearly since they are both book publishing companies, likewise “Penguin” and “ISBN” are scored 0.63, which also makes sense but is not the most useful result. <text:s/>However, some abysmal examples include “fly” and “newli[ne]” have a 1.0 (100%) similarity rating, “jump” and “</text:span>suffici” <text:span text:style-name="T6">have a score of 0.80. <text:s/>Likewise, “david” and “nick”, “complain” and “linker”, and “ton” and “risk” are all highly similar pairs.</text:span></text:p>
      <text:p text:style-name="P10"/>
      <text:p text:style-name="P11">The number of “highly similar” pairs was also a problem. <text:s/>Only 938 database entries (thus 469 pairs) have a score of 0.5 or greater, and only 4 entries have 1.0 score. <text:s/>Likewise, despite the size of the database being 444mb, we finally learned the hard way that only 2721 words are actually compared.</text:p>
      <text:p text:style-name="P11"/>
      <text:p text:style-name="P11">Thus after some more research, a new semantic method was found with the newer paper “Word Embeddings for the Software Engineering Domain”, one that thankfully required minimal code refactoring to support. <text:s/>The new resource was Word2VecSE, an approximately 1.35gb word2vec binary <text:span text:style-name="T8">(pre-trained model)</text:span> <text:s/>generated by researchers far more well versed with the tool than us. <text:s/><text:span text:style-name="T7">It has also been</text:span> carefully tooled to embed not only general software engineering terms, but leverage <text:span text:style-name="T7">a few </text:span>sub-domains such as Java <text:span text:style-name="T7">specific terms</text:span> and <text:span text:style-name="T7">disambiguate against more general terms such as those in the Google News word2vec pre-trained model. <text:s/>Like the previous paper this data was primarily mined from StackOverflow, but is not only much more in depth with newer tools, but also much larger with an input of 15 million source words. <text:s/>Finally the code can call actual functions instead of sending queries to an SQL database.</text:span></text:p>
      <text:p text:style-name="P11"/>
      <text:p text:style-name="P12">We predict that this approach will be much more effective, and the variables described above may actually have some effect. <text:s/>However, so far we have seen that raw tf-idf is much more efficient and somewhat more accurate than un-optimized machine learning models.</text:p>
      <text:p text:style-name="P7"/>
      <text:p text:style-name="P12">Another area worth reporting, and which should have been an early indicator of the quality of the SEWordSim resource, was the difficulties in retrieving it. <text:s/>The github archive for the project associated with the paper is missing the database the paper painstakingly describes the process of creating. <text:s/>All the files required for creating a docker containerized install of Ubuntu with a small test program that automatically runs is available. <text:s/>Likewise small sample code in java showing how to open and query the sqlite3 database. <text:s/>Also included was a copy and paste of the official implementation of the porter-stemmer instead of using a proper library. <text:s/>The docker image itself was deleted from the google drive archive it was stored in. <text:s/>Some careful web searches of the creators names and a few key terms finally revealed an archive of all the projects presented alongside SEWordSim, each of them a docker image, archived one a separate google drive account. <text:s/>Downloading the image, installing virtual box, configuring my machine to run docker images correctly, and enabling moving files from the docking image to a directory on a host windows 10 machine was surprisingly difficult and took a day unto itself.</text:p>
      <text:p text:style-name="P12"/>
      <text:p text:style-name="P15">After obtaining the database, incorporating it into the codebase was relatively quick and straightforward, but the result was a massive performance penalty per experiment (classifying 11K documents). <text:s/>Profiling the code revealed the a majority of the time was spent querying the database. <text:s/>This was lessened, but not fixed, by loading the database into ram (which required a cheap hack as python sqlite3 doesn’t support this feature natively, unlike the C interface), and refactoring code to <text:soft-page-break/>perform less queries at the risk of the matches per word queried being lower than the num requested if the similarity threshold is too high.</text:p>
      <text:p text:style-name="P7"/>
      <text:p text:style-name="P14">The Word2VecSE binary on the other hand was readily available, though hosted on a 3<text:span text:style-name="T9">rd</text:span> party service called “zenoob”. <text:s/>It was designed to “[fill the need for] domain-specific pre–trained models that</text:p>
      <text:p text:style-name="P14">would further enhance the processing of natural language artefacts related to software engineering”. <text:s/>A resource created primarily by utilizing recent advancements in the field previously applied to general knowledge applications. <text:s/>Applying this new semantic resource will be simple to apply to the existing code base. <text:s/>The difficulty part will be deciding to take technical debt by having two variants of the source code, or to figuring out a clean refactoring that replaces passing a database connection with passing a functor with all its parameters already set <text:span text:style-name="T10">and implementing a database query and word2vec child classes</text:span>. <text:s/><text:span text:style-name="T10">Another question that caused problems was determining what stemming and tokenization methods, if any, should be used with word2vec models.</text:span></text:p>
      <text:p text:style-name="P7"/>
      <text:p text:style-name="P9">SEWordSim – 444mb, cross product of 2721 words produced through custom code, database</text:p>
      <text:p text:style-name="P9">Word2VecSE – 1.<text:span text:style-name="T21">3</text:span>5gb, over 15 million source words translated into word2vec binary with gensim</text:p>
      <text:p text:style-name="P9"/>
      <text:p text:style-name="P9"/>
      <text:p text:style-name="P9"/>
      <text:p text:style-name="Text_20_body"><text:span text:style-name="T21"><text:tab/>Word2VecSE required a moderate amount of refactoring and testing to integrate into the existing code-base. <text:s/>It offered only a minuscule increase in accuracy</text:span><text:span text:style-name="T25"> (peak of </text:span><text:span text:style-name="T22">53.919 </text:span><text:span text:style-name="T23">increased to 53.9288), but after optimizing queries, greatly increased response time. <text:s/>We believe this reveals that both our simple tf-idf modification, and thesaurus methods in general are untenable, at least in a naive form. <text:s/>The original classification function classify() had to be refactored to accept a function that queries for similar words instead of embedding </text:span><text:span text:style-name="T24">an sqlite query directly in classify itself. <text:s/>This is an application of the strategy pattern and we created two strategy functors: SimDB which is a refactor of the original implementation into a dedicated class, and Word2Vec which uses the gensim library to query a copy of the Word2VecSE binary loaded into memory. <text:s/>It also accepts an indexer to speed up queries. <text:s/>We used value “None” to represent a third strategy, that of not performing any queries. <text:s/>Also, classify must be provided with boolean argument “stemmed_database” so that stemming is not performed before queries if the semantic resource does not accept stemmed input.<text:tab/></text:span></text:p>
      <text:h text:style-name="P29" text:outline-level="2"><text:span text:style-name="T18">C</text:span><text:span text:style-name="T17">onclusion</text:span></text:h>
      <text:p text:style-name="P45"><text:span text:style-name="T20">&lt;</text:span><text:span text:style-name="T19">todo, not sure what’s fitting to put here. <text:s/>Shorter summary of results and “what I learned” paragraph?&gt;</text:span></text:p>
      <text:h text:style-name="P27" text:outline-level="2">Citations</text:h>
      <text:p text:style-name="P25">&lt;TODO: <text:s/>Add citations for both semantic resources papers, Sonia + Ricardo project (naive ML %), <text:s/>TVM, tf-idf concept, <text:span text:style-name="T35">word2vec concept, annoy index (approximate nearest neighbor), </text:span>???&gt;</text:p>
      <text:p text:style-name="P9"/>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6T12:50:14.850000000</meta:creation-date>
    <meta:generator>LibreOffice/6.3.4.2$Windows_X86_64 LibreOffice_project/60da17e045e08f1793c57c00ba83cdfce946d0aa</meta:generator>
    <dc:date>2020-04-10T00:00:40.532000000</dc:date>
    <meta:editing-duration>PT11H50M36S</meta:editing-duration>
    <meta:editing-cycles>13</meta:editing-cycles>
    <meta:document-statistic meta:table-count="1" meta:image-count="0" meta:object-count="3" meta:page-count="9" meta:paragraph-count="96" meta:word-count="4256" meta:character-count="27210" meta:non-whitespace-character-count="22868"/>
  </office:meta>
</office:document-meta>
</file>

<file path=Object 2/content.xml><?xml version="1.0" encoding="utf-8"?>
<math xmlns="http://www.w3.org/1998/Math/MathML" display="block">
  <semantics>
    <mrow>
      <msub>
        <mtext>score</mtext>
        <mi mathvariant="italic">class</mi>
      </msub>
      <mo stretchy="false">=</mo>
      <mrow>
        <munder>
          <mo stretchy="false">∑</mo>
          <mrow>
            <mi>w</mi>
            <mo stretchy="false">∈</mo>
            <mi mathvariant="italic">words</mi>
          </mrow>
        </munder>
        <mrow>
          <mo fence="true" stretchy="true">(</mo>
          <mrow>
            <mrow>
              <munder>
                <mo stretchy="false">∑</mo>
                <mrow>
                  <mi>s</mi>
                  <mo stretchy="false">∈</mo>
                  <mtext>sim(w)</mtext>
                </mrow>
              </munder>
              <mrow>
                <mtext>count</mtext>
                <mrow>
                  <mrow>
                    <mo fence="true" stretchy="false">(</mo>
                    <mrow>
                      <mi>w</mi>
                    </mrow>
                    <mo fence="true" stretchy="false">)</mo>
                  </mrow>
                  <mo stretchy="false">⋅</mo>
                  <mtext>tf-idf</mtext>
                </mrow>
                <mrow>
                  <mo fence="true" stretchy="false">(</mo>
                  <mrow>
                    <mrow>
                      <mi>s</mi>
                      <mi>,</mi>
                      <mi mathvariant="italic">class</mi>
                    </mrow>
                  </mrow>
                  <mo fence="true" stretchy="false">)</mo>
                </mrow>
              </mrow>
            </mrow>
          </mrow>
          <mo fence="true" stretchy="true">)</mo>
        </mrow>
      </mrow>
    </mrow>
    <annotation encoding="StarMath 5.0">"score"_class = sum from{w in words} 
 left ( sum from{s in "sim(w)"} { "count"(w) cdot "tf-idf"(s, class) }
 right ) </annotation>
  </semantics>
</math>
</file>

<file path=Object 3/content.xml><?xml version="1.0" encoding="utf-8"?>
<math xmlns="http://www.w3.org/1998/Math/MathML" display="block">
  <semantics>
    <mrow>
      <mtext>tf-idf</mtext>
      <mrow>
        <mrow>
          <mo fence="true" stretchy="false">(</mo>
          <mrow>
            <mi mathvariant="italic">word</mi>
          </mrow>
          <mo fence="true" stretchy="false">)</mo>
        </mrow>
        <mo stretchy="false">=</mo>
        <mrow>
          <mtext>term-frequency[word]</mtext>
          <mo stretchy="false">∗</mo>
          <mrow>
            <mo fence="true" stretchy="true">(</mo>
            <mrow>
              <mfrac>
                <mn>1</mn>
                <mtext>doc-frequency[word]</mtext>
              </mfrac>
            </mrow>
            <mo fence="true" stretchy="true">)</mo>
          </mrow>
        </mrow>
      </mrow>
    </mrow>
    <annotation encoding="StarMath 5.0">"tf-idf"(word) = "term-frequency[word]" * left (1 over "doc-frequency[word]" right ) </annotation>
  </semantics>
</math>
</file>

<file path=VersionList.xml><?xml version="1.0" encoding="utf-8"?>
<VL:version-list xmlns:dc="http://purl.org/dc/elements/1.1/" xmlns:VL="http://openoffice.org/2001/versions-list">
  <VL:version-entry VL:title="Version1" VL:comment="Thai Flowers" VL:creator="" dc:date-time="2020-03-19T14:20:35"/>
</VL:version-list>
</file>